
<file path=META-INF/manifest.xml><?xml version="1.0" encoding="utf-8"?>
<manifest:manifest xmlns:office="urn:oasis:names:tc:opendocument:xmlns:office:1.0" xmlns:text="urn:oasis:names:tc:opendocument:xmlns:text:1.0" xmlns:meta="urn:oasis:names:tc:opendocument:xmlns:meta:1.0" xmlns:xlink="http://www.w3.org/1999/xlink" xmlns:manifest="urn:oasis:names:tc:opendocument:xmlns:manifest:1.0" xmlns:chart="urn:oasis:names:tc:opendocument:xmlns:chart:1.0" xmlns:draw="urn:oasis:names:tc:opendocument:xmlns:drawing:1.0" xmlns:presentation="urn:oasis:names:tc:opendocument:xmlns:presentation:1.0" xmlns:style="urn:oasis:names:tc:opendocument:xmlns:style:1.0" xmlns:table="urn:oasis:names:tc:opendocument:xmlns:table:1.0">
  <manifest:file-entry manifest:full-path="/" manifest:media-type="application/vnd.oasis.opendocument.tex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text="urn:oasis:names:tc:opendocument:xmlns:text:1.0" xmlns:meta="urn:oasis:names:tc:opendocument:xmlns:meta:1.0" xmlns:xlink="http://www.w3.org/1999/xlink" xmlns:manifest="urn:oasis:names:tc:opendocument:xmlns:manifest:1.0" office:version="1.2">
  <office:automatic-styles/>
  <office:body>
    <office:text>
      <text:h text:outline-level="1">Feature Request: Integrated Voting System for Groupbuild</text:h>
      <text:h text:outline-level="2">🧠 Summary</text:h>
      <text:p>We need a flexible, easy-to-use voting system embedded directly within Groupbuild’s group chat and discussion threads. This feature supports use cases ranging from casual polls to serious deliberation (e.g. protest strategy, policy, leadership votes). It should scale from small groups to site-wide initiatives, and later, global participation.</text:p>
      <text:h text:outline-level="2">🎯 Goals</text:h>
      <text:p>• Seamless integration into chat threads</text:p>
      <text:p>• Score voting (0–5) as default method for clarity + nuance</text:p>
      <text:p>• Optional Ranked Choice for specific scenarios (e.g. leadership)</text:p>
      <text:p>• Friendly for both mobile and desktop</text:p>
      <text:p>• Support AI-assisted option generation (via BeAxa)</text:p>
      <text:p>• Real-time results with simple visual displays</text:p>
      <text:p>• Modular for future global rollout + AI extension</text:p>
      <text:h text:outline-level="2">📱 UI Mockups</text:h>
      <text:p>Visual examples are included in the linked doc (modern, Groupbuild-style). Key interfaces include:</text:p>
      <text:p>• Voter Panel: Each option scored 0–5 or ranked</text:p>
      <text:p>• Setup Panel: Voting method, duration, option control</text:p>
      <text:p>• Results Dashboard: Bar graph of consensus, with live updates</text:p>
      <text:p>👉 Download full spec: <text:a xlink:href="sandbox:/mnt/data/Groupbuild_Voting_System_Final.docx" xlink:type="simple">Groupbuild Voting System Final.docx</text:a></text:p>
      <text:h text:outline-level="2">🛠️ Developer Notes</text:h>
      <text:p>• Build with React components (mobile-first)</text:p>
      <text:p>• Backend: Secure voting storage, user ID hashing</text:p>
      <text:p>• Real-time voting: WebSockets or polling fallback</text:p>
      <text:p>• AI-ready: Expose via OpenAPI for BeAxa &amp; other agents</text:p>
      <text:p>• Version voting threads for long-term strategy tracking</text:p>
      <text:p>• Localization-ready, with symbolic UI elements for low-literacy use</text:p>
      <text:h text:outline-level="2">🧪 Use Cases</text:h>
      <text:p>• Team decisions (which task to tackle next)</text:p>
      <text:p>• Community votes (e.g., platform features, protest stances)</text:p>
      <text:p>• AI-suggested strategy options with human voting</text:p>
      <text:p>• Long-form idea threads with persistent consensus snapshots</text:p>
      <text:p>Let’s discuss and prioritize in the next dev sprint!</text:p>
    </office:text>
  </office:body>
</office:document-content>
</file>

<file path=styles.xml><?xml version="1.0" encoding="utf-8"?>
<office:document-styles xmlns:office="urn:oasis:names:tc:opendocument:xmlns:office:1.0" xmlns:text="urn:oasis:names:tc:opendocument:xmlns:text:1.0" xmlns:meta="urn:oasis:names:tc:opendocument:xmlns:meta:1.0" xmlns:xlink="http://www.w3.org/1999/xlink" xmlns:manifest="urn:oasis:names:tc:opendocument:xmlns:manifest:1.0" office:version="1.2">
  <office:styles/>
  <office:automatic-styles/>
</office:document-styles>
</file>

<file path=meta.xml><?xml version="1.0" encoding="utf-8"?>
<office:document-meta xmlns:office="urn:oasis:names:tc:opendocument:xmlns:office:1.0" xmlns:text="urn:oasis:names:tc:opendocument:xmlns:text:1.0" xmlns:meta="urn:oasis:names:tc:opendocument:xmlns:meta:1.0" xmlns:xlink="http://www.w3.org/1999/xlink" xmlns:manifest="urn:oasis:names:tc:opendocument:xmlns:manifest:1.0" xmlns:chart="urn:oasis:names:tc:opendocument:xmlns:chart:1.0" xmlns:draw="urn:oasis:names:tc:opendocument:xmlns:drawing:1.0" xmlns:presentation="urn:oasis:names:tc:opendocument:xmlns:presentation:1.0" xmlns:style="urn:oasis:names:tc:opendocument:xmlns:style:1.0" xmlns:table="urn:oasis:names:tc:opendocument:xmlns:table:1.0" office:version="1.2">
  <office:meta>
    <meta:generator>ODFPY/1.4.1</meta:generator>
  </office:meta>
</office:document-meta>
</file>